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fo:font-size="16pt" style:font-size-asian="16pt" style:font-size-complex="16pt" fo:language="en" fo:country="US"/>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font-weight="bold" style:font-weight-asian="bold" style:font-weight-complex="bold" fo:font-size="16pt" style:font-size-asian="16pt" style:font-size-complex="16pt"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T13" style:parent-style-name="DefaultParagraphFont" style:family="text">
      <style:text-properties fo:language="en" fo:country="US"/>
    </style:style>
  </office:automatic-styles>
  <office:body>
    <office:text text:use-soft-page-breaks="true">
      <text:p text:style-name="P1">Slide 1</text:p>
      <text:p text:style-name="P2">Hello everyone,</text:p>
      <text:p text:style-name="P3">This is Miguel A. Mendez from the von Karman Institute and I welcome all of you to the release of our opensource package SPICY. This<text:s/>a software we have been developing at VKI<text:s/>for<text:s/>meshless pressure integration from image<text:s/>velocimetry as we will see the nice by product of this approach is very accurate super resolution of the velocity fields.</text:p>
      <text:p text:style-name="P4">In this and in the next videos I will tell you more about this code; its theoretical background and I we will go through various tutorials.<text:s/>But first let me present you the team.</text:p>
      <text:p text:style-name="P5">This work started as the master thesis project of Pietro Sperotto, who came to the von karman institute from the<text:s/>Politecnico di Torino, he stayed with us also for his Research Master program and now moved to Dantec Dynamics. Pietro was the main developer of most of the routines I will present.</text:p>
      <text:p text:style-name="P6">Now most of the developments are carried out by Manuel Ratz who<text:s/>came to<text:s/>the von Karman Institute from TU Ilmenau for his bachelor thesis and has been working on SPICY during his research Master program at the VKI.</text:p>
      <text:p text:style-name="P7">And last but not least Prof. Sandra Pieraccini from Politecnico di Torino who has been co-supering Pietro during his mater thesis. She is an expert in numerical methods and gave us a lot of good advice on<text:s/>numerics.</text:p>
      <text:p text:style-name="P8">Slide 2<text:s/></text:p>
      <text:p text:style-name="P9">The main ideas behind SPICY were presented in this paper, published last year and available on arxiv. Briefly the goal is to start from scattered and<text:s/>maybe<text:s/>noisy velocity fields and then obtain an analytical expression for both the velocity and the pressure field.<text:s/></text:p>
      <text:p text:style-name="P10">At the moment we only consider incompressible flows (so solenoidal fields) and the tested both in 2D and 3D fields in this work. We are now about to present results also on experimental data collected at VKI.<text:s/></text:p>
      <text:p text:style-name="P11">The main engine behind spicy are physics constrained Radial Basis Functions. That’s the first thing I would like to cover in this series of video tutorials.<text:s/>In the first<text:s/>video<text:s/>we will go through the theory of<text:s/>constrained RBFs<text:s/>and<text:s/>their<text:s/>possible<text:s/>application to solve PDEs.<text:s/></text:p>
      <text:p text:style-name="P12">In the second video we will see how the SPICY class<text:s/>is organized.<text:s/>Then<text:s/>we will go through 4 tutorials. From solving PDEs in 2D to penalized velocity regression, constrained regression with pressure computation and finally a test case in 3D.</text:p>
      <text:p text:style-name="Normal"><text:span text:style-name="T13">In the last video Manuel Ratz will give an overview of the ongoing and future developments of the cod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B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iguel Alfonso Mendez</meta:initial-creator>
    <dc:creator>Miguel Alfonso Mendez</dc:creator>
    <meta:creation-date>2023-05-02T09:31:00Z</meta:creation-date>
    <dc:date>2023-05-02T09:31:00Z</dc:date>
    <meta:template xlink:href="Normal" xlink:type="simple"/>
    <meta:editing-cycles>3</meta:editing-cycles>
    <meta:editing-duration>PT120S</meta:editing-duration>
    <meta:document-statistic meta:page-count="1" meta:paragraph-count="4" meta:word-count="354" meta:character-count="2368" meta:row-count="16" meta:non-whitespace-character-count="2018"/>
  </office:meta>
</office:document-meta>
</file>